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01cm" fo:margin-left="0.083cm" table:align="left"/>
    </style:style>
    <style:style style:name="Table1.A" style:family="table-column">
      <style:table-column-properties style:column-width="3.201cm"/>
    </style:style>
    <style:style style:name="Table1.A1" style:family="table-cell">
      <style:table-cell-properties style:vertical-align="middle" fo:background-color="#ffffff" fo:padding="0.053cm" fo:border="0.75pt solid #808080">
        <style:background-image/>
      </style:table-cell-properties>
    </style:style>
    <style:style style:name="Table2" style:family="table">
      <style:table-properties style:width="4.713cm" table:align="left"/>
    </style:style>
    <style:style style:name="Table2.A" style:family="table-column">
      <style:table-column-properties style:column-width="4.713cm"/>
    </style:style>
    <style:style style:name="Table2.A1" style:family="table-cell">
      <style:table-cell-properties style:vertical-align="middle" fo:background-color="#ffffff" fo:padding="0.053cm" fo:border="0.75pt solid #808080">
        <style:background-image/>
      </style:table-cell-properties>
    </style:style>
    <style:style style:name="P1" style:family="paragraph" style:parent-style-name="Standard">
      <style:text-properties officeooo:rsid="000ee059" officeooo:paragraph-rsid="000ee059"/>
    </style:style>
    <style:style style:name="P2" style:family="paragraph" style:parent-style-name="Standard">
      <style:text-properties officeooo:paragraph-rsid="000ee059"/>
    </style:style>
    <style:style style:name="P3" style:family="paragraph" style:parent-style-name="Standard">
      <style:text-properties officeooo:rsid="00101eb6" officeooo:paragraph-rsid="00101eb6"/>
    </style:style>
    <style:style style:name="P4" style:family="paragraph" style:parent-style-name="Standard">
      <style:text-properties officeooo:rsid="0011c742" officeooo:paragraph-rsid="0011c742"/>
    </style:style>
    <style:style style:name="P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DejaVu Sans" fo:font-size="10pt" fo:font-style="normal" fo:font-weight="normal"/>
    </style:style>
    <style:style style:name="T1" style:family="text">
      <style:text-properties officeooo:rsid="000ee059"/>
    </style:style>
    <style:style style:name="T2" style:family="text">
      <style:text-properties officeooo:rsid="0010a7e9"/>
    </style:style>
    <style:style style:name="T3" style:family="text">
      <style:text-properties officeooo:rsid="00115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ity to Add:</text:p>
      <text:p text:style-name="P1"/>
      <text:p text:style-name="P1">[a] Only Admin can delete/edit comments. <text:span text:style-name="T3">[Deleting Comment Done]</text:span></text:p>
      <text:p text:style-name="P1">[b] Users can edit/delete only their own comments.</text:p>
      <text:p text:style-name="P2"><text:span text:style-name="T1">[c] Store contact tab data into database.</text:span></text:p>
      <text:p text:style-name="P4">[d] What happens if person with same email id contacts again. How to handle that integrity error.</text:p>
      <text:p text:style-name="P2"/>
      <text:p text:style-name="P3">EMAIL AND PWDS</text:p>
      <text:p text:style-name="P3">[1] </text:p>
      <table:table table:name="Table1" table:style-name="Table1">
        <table:table-column table:style-name="Table1.A"/>
        <table:table-row table:style-name="TableLine94481823586304">
          <table:table-cell table:style-name="Table1.A1" office:value-type="string">
            <text:p text:style-name="P5">test1@email.com</text:p>
          </table:table-cell>
        </table:table-row>
      </table:table>
      <text:p text:style-name="P3"><text:span text:style-name="T2">t</text:span>est1</text:p>
      <text:p text:style-name="P3"/>
      <text:p text:style-name="P3">[2] </text:p>
      <table:table table:name="Table2" table:style-name="Table2">
        <table:table-column table:style-name="Table2.A"/>
        <table:table-row table:style-name="TableLine94481893260512">
          <table:table-cell table:style-name="Table2.A1" office:value-type="string">
            <text:p text:style-name="P5">nkhedkar009@gmail.com</text:p>
          </table:table-cell>
        </table:table-row>
      </table:table>
      <text:p text:style-name="P3">passwor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15:50:21.064920589</meta:creation-date>
    <dc:date>2023-01-05T18:19:43.851006912</dc:date>
    <meta:editing-duration>PT2H19M11S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1" meta:paragraph-count="12" meta:word-count="53" meta:character-count="344" meta:non-whitespace-character-count="301"/>
  </office:meta>
</office:document-meta>
</file>